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486c" officeooo:paragraph-rsid="0019486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élicitations vous avez réussi à extraire le fichier du dossier compres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9:08:51.697345889</meta:creation-date>
    <dc:date>2021-07-27T19:10:00.929702382</dc:date>
    <meta:editing-duration>PT1M10S</meta:editing-duration>
    <meta:editing-cycles>1</meta:editing-cycles>
    <meta:document-statistic meta:table-count="0" meta:image-count="0" meta:object-count="0" meta:page-count="1" meta:paragraph-count="1" meta:word-count="11" meta:character-count="74" meta:non-whitespace-character-count="64"/>
    <meta:generator>LibreOffice/6.1.5.2$Linux_X86_64 LibreOffice_project/10$Build-2</meta:generator>
  </office:meta>
</office:document-meta>
</file>